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7e2d" officeooo:paragraph-rsid="000c4d25" fo:background-color="#fff200"/>
    </style:style>
    <style:style style:name="P2" style:family="paragraph" style:parent-style-name="Standard">
      <style:text-properties officeooo:rsid="00177e2d" officeooo:paragraph-rsid="00177e2d" fo:background-color="#fff200"/>
    </style:style>
    <style:style style:name="P3" style:family="paragraph" style:parent-style-name="Standard">
      <style:text-properties officeooo:rsid="001bb760" officeooo:paragraph-rsid="001bb760" fo:background-color="#fff200"/>
    </style:style>
    <style:style style:name="P4" style:family="paragraph" style:parent-style-name="Standard">
      <style:text-properties officeooo:rsid="000c1886" officeooo:paragraph-rsid="000c4d25"/>
    </style:style>
    <style:style style:name="P5" style:family="paragraph" style:parent-style-name="Standard">
      <style:text-properties officeooo:rsid="001bb760" officeooo:paragraph-rsid="001bb760" fo:background-color="#fff200"/>
    </style:style>
    <style:style style:name="P6" style:family="paragraph" style:parent-style-name="Standard">
      <style:text-properties fo:language="fr" fo:country="FR" officeooo:rsid="001cab29" officeooo:paragraph-rsid="001cab29" fo:background-color="#ffffff" style:language-asian="zxx" style:country-asian="none" style:language-complex="zxx" style:country-complex="none"/>
    </style:style>
    <style:style style:name="P7" style:family="paragraph" style:parent-style-name="Standard">
      <style:text-properties fo:language="fr" fo:country="FR" officeooo:rsid="001edf16" officeooo:paragraph-rsid="001edf16" fo:background-color="#ffffff" style:language-asian="zxx" style:country-asian="none" style:language-complex="zxx" style:country-complex="none"/>
    </style:style>
    <style:style style:name="T1" style:family="text">
      <style:text-properties fo:background-color="#fff200" loext:char-shading-value="0"/>
    </style:style>
    <style:style style:name="T2" style:family="text">
      <style:text-properties officeooo:rsid="000c4d25" fo:background-color="#fff200" loext:char-shading-value="0"/>
    </style:style>
    <style:style style:name="T3" style:family="text">
      <style:text-properties officeooo:rsid="00167e2f" fo:background-color="#fff200" loext:char-shading-value="0"/>
    </style:style>
    <style:style style:name="T4" style:family="text">
      <style:text-properties officeooo:rsid="00177e2d" fo:background-color="#fff200" loext:char-shading-value="0"/>
    </style:style>
    <style:style style:name="T5" style:family="text">
      <style:text-properties officeooo:rsid="00199ee4" fo:background-color="#fff200" loext:char-shading-value="0"/>
    </style:style>
    <style:style style:name="T6" style:family="text">
      <style:text-properties officeooo:rsid="001cab29"/>
    </style:style>
    <style:style style:name="T7" style:family="text">
      <style:text-properties officeooo:rsid="001d7d56"/>
    </style:style>
    <style:style style:name="T8" style:family="text">
      <style:text-properties officeooo:rsid="001edf16"/>
    </style:style>
    <style:style style:name="T9" style:family="text">
      <style:text-properties officeooo:rsid="001f0d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Le fait de pouvoir programmer son arrosage par une application téléphonque présente pleins de praticité comme pouvoir arroser facilement son jardin, et avoirtoutes les infos propices à savoir si il faut arroser ou non et le côté pratique de l'application est de pouvoir gérer le plus facilement possible son arrosage </text:span><text:span text:style-name="T2">et pouvoir controller tout les arr</text:span><text:span text:style-name="T3">o</text:span><text:span text:style-name="T2">seur présent à distance. </text:span><text:span text:style-name="T4">(rappeler: compatibilité, les anciens systèmes </text:span><text:span text:style-name="T5">et dire un argument sociétal)</text:span></text:p>
      <text:p text:style-name="P1"/>
      <text:p text:style-name="P2">Parler de l'équipe et faire savoir que les gens du groupe en projet pnt des compétences différentes</text:p>
      <text:p text:style-name="P2"/>
      <text:p text:style-name="P2"/>
      <text:p text:style-name="P3">Compatibilité de l'application compatible qu'<text:span text:style-name="T6">avec</text:span> Android </text:p>
      <text:p text:style-name="P3"/>
      <text:p text:style-name="P3">Les tout premiers systèmes de programmation d'arrosages se faisaient avec des diodes</text:p>
      <text:p text:style-name="P3"/>
      <text:p text:style-name="P6">Intro: Programmer son arrosage à partir de son téléphone peut contenir plusieurs avantages. En effet nous pouvons faire tout avec notre téléphone de nos jours, mais aussi comme la technologie il y à beaucoup de contrainte, bien sur il y a des avantages, c'est une évidence mais il y à aussi des inconvénients, mais dans cette question je dois par une réponse qui doit mettre en valeur le produit donc pour se faire je ne parlerai que des avantages, puis après je dirais les inconvénients et ce qu’il faut faire ou ce qu’on pourrait faire pour les éviter <text:span text:style-name="T8">et les transformer en avantage</text:span>. En somme notre application contrôlera un système intégré d’arrosage automatique que l’on à conçu et où l’on à tout fait pour qu’il parfaitement compatible et fonctionnel avec notre système d’arrosage automatique. <text:s/></text:p>
      <text:p text:style-name="P6"/>
      <text:p text:style-name="P6"><text:span text:style-name="T7">Argument : </text:span>Pour commencer on à pu regrouper dans une liste non exhaustive <text:span text:style-name="T7">des avantages qui peut y avoir sur le fait de programmer son arrosage sur notre téléphone. Évidemment le premier avantage c’est l’ergonomie qui est l’élément fondateur de notre application. Pourquoi ? Parce que l’interface utilisateur est le centre de notre application où nous avons toute les liaison entre les composants et le téléphone en un simple affichage. Et votre question serait : <text:s/>« Mais comment vous pouvez voir les information directement sur votre téléphone alors que les composants et le système n’est pas relié par le téléphone ?» Ma réponse est que le téléphone à pu se connecter au système grâce essentiellement au bluetooth qui permet le contrôle de l’arrosage en passant au programme de son arrosage, ce qui sera habituellement utilisé, mais aussi vous pouvez lancer directement l’arrosage à partir de cette application. Les information selon l’humidité du sol et de l’air où de la température du sol et de l’air seront instantanément communiqués sur l’interface utilisateur.</text:span></text:p>
      <text:p text:style-name="P7">Mais aussi le plus gros avantage c’est l’avancée technique qui est proposé, car avant on avait des interfaces beaucoup compliqué, comme les anciens systèmes d’arrosage qui se contrôlait avec les diodes. Et qui pour ceux qui achètent un système d’arrosage automatique de nos jours serait une interface plutôt compliqué de mon avis. On va dire que si je m’arrête la notre serait parfait et que ça pourrait plaire à tout le monde mais c’est pas si simple que ça car après de longues recherche nous avons remarqués quelques inconvénients très frappant et qui ont retenu notre attention. <text:span text:style-name="T9">Tout d’abord les problèmes de compatibilité sur les versions, nous avons remarqué que sur le concept de notre arroseur automatique nous pouvions voir que l’application à été fait par un outil de création d’application pour Android donc la version de cette application est malheureusement compatible que pour Android. Le dernier problème connu est notamment sous le fait que ça ne supporte pas toutes les versions de bluetooth, mais on sait que le bluetooth est un gage de qualité pour ce produit car il n’est pas forcément limité comme une connexion par le wifi.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4M26S</meta:editing-duration>
    <meta:editing-cycles>11</meta:editing-cycles>
    <meta:generator>LibreOffice/5.4.1.2$Windows_X86_64 LibreOffice_project/ea7cb86e6eeb2bf3a5af73a8f7777ac570321527</meta:generator>
    <dc:date>2021-05-19T08:55:19.816000000</dc:date>
    <meta:document-statistic meta:table-count="0" meta:image-count="0" meta:object-count="0" meta:page-count="1" meta:paragraph-count="7" meta:word-count="599" meta:character-count="3709" meta:non-whitespace-character-count="3111"/>
    <meta:user-defined meta:name="Info 1"/>
    <meta:user-defined meta:name="Info 2"/>
    <meta:user-defined meta:name="Info 3"/>
    <meta:user-defined meta:name="Info 4"/>
  </office:meta>
</office:document-meta>
</file>